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0.8889in" fo:break-before="auto" fo:break-after="auto" table:align="left"/>
    </style:style>
    <style:style style:name="Tabela1.A" style:family="table-column">
      <style:table-column-properties style:column-width="0.5736in"/>
    </style:style>
    <style:style style:name="Tabela1.B" style:family="table-column">
      <style:table-column-properties style:column-width="1.0889in"/>
    </style:style>
    <style:style style:name="Tabela1.C" style:family="table-column">
      <style:table-column-properties style:column-width="1.6639in"/>
    </style:style>
    <style:style style:name="Tabela1.D" style:family="table-column">
      <style:table-column-properties style:column-width="1.3069in"/>
    </style:style>
    <style:style style:name="Tabela1.E" style:family="table-column">
      <style:table-column-properties style:column-width="0.6in"/>
    </style:style>
    <style:style style:name="Tabela1.F" style:family="table-column">
      <style:table-column-properties style:column-width="0.7201in"/>
    </style:style>
    <style:style style:name="Tabela1.G" style:family="table-column">
      <style:table-column-properties style:column-width="0.734in"/>
    </style:style>
    <style:style style:name="Tabela1.H" style:family="table-column">
      <style:table-column-properties style:column-width="0.7507in"/>
    </style:style>
    <style:style style:name="Tabela1.J" style:family="table-column">
      <style:table-column-properties style:column-width="0.7625in"/>
    </style:style>
    <style:style style:name="Tabela1.K" style:family="table-column">
      <style:table-column-properties style:column-width="0.6535in"/>
    </style:style>
    <style:style style:name="Tabela1.L" style:family="table-column">
      <style:table-column-properties style:column-width="0.7278in"/>
    </style:style>
    <style:style style:name="Tabela1.1" style:family="table-row">
      <style:table-row-properties style:min-row-height="0.2243in"/>
    </style:style>
    <style:style style:name="Tabela1.A1" style:family="table-cell">
      <style:table-cell-properties style:vertical-align="middle" fo:padding="0.0382in" fo:border-left="none" fo:border-right="none" fo:border-top="0.05pt solid #000000" fo:border-bottom="none"/>
    </style:style>
    <style:style style:name="Tabela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G2" style:family="table-cell">
      <style:table-cell-properties style:vertical-align="middle" fo:padding="0.0382in" fo:border="0.05pt solid #000000"/>
    </style:style>
    <style:style style:name="Tabela1.3" style:family="table-row">
      <style:table-row-properties style:min-row-height="0.4333in"/>
    </style:style>
    <style:style style:name="Tabela1.A3" style:family="table-cell">
      <style:table-cell-properties fo:padding="0.0382in" fo:border="none"/>
    </style:style>
    <style:style style:name="Table1" style:family="table">
      <style:table-properties style:width="10.7701in" table:align="center"/>
    </style:style>
    <style:style style:name="Table1.A" style:family="table-column">
      <style:table-column-properties style:column-width="10.7701in"/>
    </style:style>
    <style:style style:name="Table1.1" style:family="table-row">
      <style:table-row-properties style:min-row-height="0.6278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ext_20_body">
      <style:paragraph-properties fo:margin-top="0in" fo:margin-bottom="0.0402in" loext:contextual-spacing="false"/>
    </style:style>
    <style:style style:name="P2" style:family="paragraph" style:parent-style-name="Text_20_body">
      <loext:graphic-properties draw:fill="none" draw:fill-color="#ffffff"/>
      <style:paragraph-properties fo:background-color="transparent"/>
      <style:text-properties style:font-name="FreeSerif" fo:font-size="8pt"/>
    </style:style>
    <style:style style:name="P3" style:family="paragraph" style:parent-style-name="Text_20_body">
      <loext:graphic-properties draw:fill="none" draw:fill-color="#ffffff"/>
      <style:paragraph-properties fo:background-color="transparent"/>
    </style:style>
    <style:style style:name="P4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P7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P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882d4" officeooo:paragraph-rsid="00d882d4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95b44" officeooo:paragraph-rsid="00d95b44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9f6c2f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9142d5" officeooo:paragraph-rsid="00b5390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58933" officeooo:paragraph-rsid="00b5390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0pt" fo:font-weight="bold" officeooo:rsid="006c80a5" officeooo:paragraph-rsid="00b5390a" style:font-size-asian="8.75pt" style:font-weight-asian="bold" style:font-size-complex="10pt" style:font-weight-complex="bold"/>
    </style:style>
    <style:style style:name="P14" style:family="paragraph" style:parent-style-name="Standard">
      <style:text-properties officeooo:paragraph-rsid="00b5390a"/>
    </style:style>
    <style:style style:name="P15" style:family="paragraph" style:parent-style-name="Footer">
      <style:text-properties officeooo:rsid="00b837fb" officeooo:paragraph-rsid="00b837fb"/>
    </style:style>
    <style:style style:name="P16" style:family="paragraph" style:parent-style-name="Text_20_body">
      <style:paragraph-properties fo:margin-top="0in" fo:margin-bottom="0.0429in" loext:contextual-spacing="false"/>
      <style:text-properties fo:font-size="12pt" fo:font-weight="normal" officeooo:rsid="00d86b23" officeooo:paragraph-rsid="00d882d4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.0429in" loext:contextual-spacing="false"/>
      <style:text-properties fo:font-size="12pt" fo:font-weight="normal" officeooo:rsid="00d86b23" officeooo:paragraph-rsid="00db96b2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.0429in" loext:contextual-spacing="false"/>
      <style:text-properties style:font-name="FreeSerif" fo:font-size="8pt" officeooo:paragraph-rsid="00d882d4" style:font-size-asian="8pt" style:font-size-complex="8pt"/>
    </style:style>
    <style:style style:name="P19" style:family="paragraph" style:parent-style-name="Table_20_Contents">
      <style:paragraph-properties fo:text-align="center" style:justify-single-word="false" style:vertical-align="middle"/>
      <style:text-properties fo:font-size="10pt" officeooo:paragraph-rsid="00203a21" style:font-size-asian="10pt" style:font-size-complex="10pt"/>
    </style:style>
    <style:style style:name="P20" style:family="paragraph" style:parent-style-name="Table_20_Contents">
      <style:text-properties fo:font-size="10pt" fo:font-weight="bold" officeooo:rsid="00258933" officeooo:paragraph-rsid="00fa99aa" style:font-size-asian="8.75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 style:vertical-align="middle"/>
      <style:text-properties fo:font-size="8pt" officeooo:paragraph-rsid="00203a21" style:font-size-asian="8pt" style:font-size-complex="8pt"/>
    </style:style>
    <style:style style:name="P22" style:family="paragraph" style:parent-style-name="Table_20_Contents">
      <style:paragraph-properties fo:text-align="center" style:justify-single-word="false" style:vertical-align="middle"/>
      <style:text-properties fo:font-size="8pt" officeooo:paragraph-rsid="00bf522c" style:font-size-asian="8pt" style:font-size-complex="8pt"/>
    </style:style>
    <style:style style:name="P23" style:family="paragraph" style:parent-style-name="Table_20_Contents">
      <style:paragraph-properties fo:text-align="start" style:justify-single-word="false" style:vertical-align="middle"/>
      <style:text-properties fo:font-size="8pt" officeooo:paragraph-rsid="00203a21" style:font-size-asian="8pt" style:font-size-complex="8pt"/>
    </style:style>
    <style:style style:name="P24" style:family="paragraph" style:parent-style-name="Table_20_Contents">
      <style:paragraph-properties fo:text-align="center" style:justify-single-word="false" style:vertical-align="middle"/>
      <style:text-properties fo:font-size="8pt" officeooo:rsid="00bf522c" officeooo:paragraph-rsid="00bf522c" style:font-size-asian="8pt" style:font-size-complex="8pt"/>
    </style:style>
    <style:style style:name="P25" style:family="paragraph" style:parent-style-name="Table_20_Contents">
      <style:paragraph-properties fo:text-align="center" style:justify-single-word="false" style:vertical-align="middle"/>
      <style:text-properties fo:font-size="8pt" officeooo:rsid="00645877" officeooo:paragraph-rsid="00645877" style:font-size-asian="8pt" style:font-size-complex="8pt"/>
    </style:style>
    <style:style style:name="P26" style:family="paragraph" style:parent-style-name="Table_20_Contents">
      <style:paragraph-properties fo:text-align="center" style:justify-single-word="false" style:vertical-align="middle"/>
      <style:text-properties style:text-line-through-style="none" style:text-line-through-type="none" fo:font-size="8pt" style:text-underline-style="none" officeooo:rsid="00bf522c" officeooo:paragraph-rsid="00bf522c" style:text-blinking="false" style:font-size-asian="8pt" style:font-size-complex="8pt"/>
    </style:style>
    <style:style style:name="P27" style:family="paragraph" style:parent-style-name="Table_20_Contents">
      <style:paragraph-properties fo:text-align="center" style:justify-single-word="false" style:vertical-align="middle"/>
      <style:text-properties officeooo:paragraph-rsid="0027b8b0"/>
    </style:style>
    <style:style style:name="P28" style:family="paragraph" style:parent-style-name="Table_20_Contents">
      <style:paragraph-properties fo:text-align="center" style:justify-single-word="false" style:vertical-align="middle"/>
      <style:text-properties officeooo:paragraph-rsid="00203a21"/>
    </style:style>
    <style:style style:name="T1" style:family="text">
      <style:text-properties style:font-name="FreeSerif" fo:font-size="8pt"/>
    </style:style>
    <style:style style:name="T2" style:family="text">
      <style:text-properties style:font-name="FreeSerif" fo:font-size="8pt" fo:font-weight="normal"/>
    </style:style>
    <style:style style:name="T3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T4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T5" style:family="text">
      <style:text-properties fo:font-size="10pt" officeooo:rsid="0078c031" style:font-size-asian="10pt" style:font-size-complex="10pt"/>
    </style:style>
    <style:style style:name="T6" style:family="text">
      <style:text-properties officeooo:rsid="00d95b44"/>
    </style:style>
    <style:style style:name="T7" style:family="text">
      <style:text-properties officeooo:rsid="00de4700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.0799in" fo:margin-bottom="0.0799in" style:protect="siz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 style:writing-mode="lr-tb" draw:textarea-vertical-align="middle">
        <style:columns fo:column-count="1" fo:column-gap="0in"/>
      </style:graphic-properties>
    </style:style>
    <style:style style:name="fr2" style:family="graphic" style:parent-style-name="Frame">
      <style:graphic-properties fo:margin-top="0.1in" fo:margin-bottom="0.0799in" style:wrap="none" style:vertical-pos="bottom" style:vertical-rel="page" style:horizontal-pos="center" style:horizontal-rel="page" fo:padding="0.0591in" fo:border="none" style:shadow="none" draw:shadow-opacity="100%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_logo" text:name="py3o.company_logo"/>
        <text:user-field-decl office:value-type="string" office:string-value="Empresa" text:name="py3o.empresa.nome"/>
        <text:user-field-decl office:value-type="string" office:string-value="CNPJ" text:name="py3o.empresa.cnpj"/>
        <text:user-field-decl office:value-type="string" office:string-value="Rua" text:name="py3o.empresa.rua"/>
        <text:user-field-decl office:value-type="string" office:string-value="Rua2" text:name="py3o.empresa.rua2"/>
        <text:user-field-decl office:value-type="string" office:string-value="CEP" text:name="py3o.empresa.zip"/>
        <text:user-field-decl office:value-type="string" office:string-value="company_logo2" text:name="py3o.company_logo2"/>
        <text:user-field-decl office:value-type="string" office:string-value="footer" text:name="py3o.empresa.footer"/>
        <text:user-field-decl office:value-type="string" office:string-value="Data" text:name="py3o.data_hoje"/>
        <text:user-field-decl office:value-type="string" office:string-value="idx" text:name="py3o.contrato.idx"/>
        <text:user-field-decl office:value-type="string" office:string-value="matricula_contrato" text:name="py3o.contrato.matricula_contrato"/>
        <text:user-field-decl office:value-type="string" office:string-value="nome_empregado" text:name="py3o.contrato.nome_empregado"/>
        <text:user-field-decl office:value-type="string" office:string-value="cargo" text:name="py3o.contrato.cargo"/>
        <text:user-field-decl office:value-type="string" office:string-value="lotacao" text:name="py3o.contrato.lotacao"/>
        <text:user-field-decl office:value-type="string" office:string-value="ctps_numero" text:name="py3o.contrato.ctps_numero"/>
        <text:user-field-decl office:value-type="string" office:string-value="ctps_serie" text:name="py3o.contrato.ctps_serie"/>
        <text:user-field-decl office:value-type="string" office:string-value="entrada" text:name="py3o.contrato.entrada"/>
        <text:user-field-decl office:value-type="string" office:string-value="intervalo" text:name="py3o.contrato.intervalo"/>
        <text:user-field-decl office:value-type="string" office:string-value="saida" text:name="py3o.contrato.saida"/>
        <text:user-field-decl office:value-type="string" office:string-value="Cidade" text:name="py3o.empresa.cidade"/>
        <text:user-field-decl office:value-type="string" office:string-value="UF" text:name="py3o.empresa.uf"/>
        <text:user-field-decl office:value-type="string" office:string-value="logo" text:name="py3o.empresa.logo"/>
        <text:user-field-decl office:value-type="string" office:string-value="notes" text:name="py3o.notes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D"/>
        <table:table-column table:style-name="Tabela1.J"/>
        <table:table-column table:style-name="Tabela1.K"/>
        <table:table-column table:style-name="Tabela1.L"/>
        <table:table-row table:style-name="Tabela1.1">
          <table:table-cell table:style-name="Tabela1.A1" table:number-columns-spanned="12" office:value-type="string">
            <text:p text:style-name="P27"><text:a xlink:type="simple" xlink:href="py3o://for=%22contrato%20in%20contratos%22" text:style-name="Internet_20_link" text:visited-style-name="Visited_20_Internet_20_Link"><text:span text:style-name="T7">for="contrato in contrat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21"><text:user-field-get text:name="py3o.contrato.idx">idx</text:user-field-get></text:p>
          </table:table-cell>
          <table:table-cell table:style-name="Tabela1.A2" office:value-type="string">
            <text:p text:style-name="P21"><text:user-field-get text:name="py3o.contrato.matricula_contrato">matricula_contrato</text:user-field-get></text:p>
          </table:table-cell>
          <table:table-cell table:style-name="Tabela1.A2" office:value-type="string">
            <text:p text:style-name="P23"><text:user-field-get text:name="py3o.contrato.nome_empregado">nome_empregado</text:user-field-get></text:p>
          </table:table-cell>
          <table:table-cell table:style-name="Tabela1.A2" office:value-type="string">
            <text:p text:style-name="P23"><text:user-field-get text:name="py3o.contrato.cargo">cargo</text:user-field-get></text:p>
          </table:table-cell>
          <table:table-cell table:style-name="Tabela1.A2" office:value-type="string">
            <text:p text:style-name="P22"><text:user-field-get text:name="py3o.contrato.lotacao">lotacao</text:user-field-get></text:p>
          </table:table-cell>
          <table:table-cell table:style-name="Tabela1.A2" office:value-type="string">
            <text:p text:style-name="P21"><text:user-field-get text:name="py3o.contrato.ctps_numero">ctps_numero</text:user-field-get></text:p>
          </table:table-cell>
          <table:table-cell table:style-name="Tabela1.G2" office:value-type="string">
            <text:p text:style-name="P21"><text:user-field-get text:name="py3o.contrato.ctps_serie">ctps_serie</text:user-field-get></text:p>
          </table:table-cell>
          <table:table-cell table:style-name="Tabela1.A2" office:value-type="string">
            <text:p text:style-name="P24"><text:user-field-get text:name="py3o.contrato.entrada">entrada</text:user-field-get></text:p>
          </table:table-cell>
          <table:table-cell table:style-name="Tabela1.A2" office:value-type="string">
            <text:p text:style-name="P26"><text:user-field-get text:name="py3o.contrato.intervalo">intervalo</text:user-field-get></text:p>
          </table:table-cell>
          <table:table-cell table:style-name="Tabela1.A2" office:value-type="string">
            <text:p text:style-name="P24"><text:user-field-get text:name="py3o.contrato.saida">saida</text:user-field-get></text:p>
          </table:table-cell>
          <table:table-cell table:style-name="Tabela1.A2" office:value-type="string">
            <text:p text:style-name="P25">Sáb/Dom</text:p>
          </table:table-cell>
          <table:table-cell table:style-name="Tabela1.G2" office:value-type="string">
            <text:p text:style-name="P19"/>
          </table:table-cell>
        </table:table-row>
        <table:table-row table:style-name="Tabela1.3">
          <table:table-cell table:style-name="Tabela1.A3" table:number-columns-spanned="12" office:value-type="string">
            <text:p text:style-name="P28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6"/>
      <text:p text:style-name="P17"><draw:frame draw:style-name="fr2" draw:name="Frame2" text:anchor-type="char" svg:width="10.8902in" draw:z-index="0"><draw:text-box fo:min-height="1.7634in"><table:table table:name="Table1" table:style-name="Table1"><table:table-column table:style-name="Table1.A"/><table:table-row table:style-name="Table1.1"><table:table-cell table:style-name="Table1.A1" office:value-type="string"><text:p text:style-name="P20">Observações: <text:span text:style-name="T8"><text:user-field-get text:name="py3o.notes">notes</text:user-field-get></text:span><text:span text:style-name="T8"><text:s/></text:span></text:p></table:table-cell></table:table-row></table:table><text:p text:style-name="P14"/><text:p text:style-name="P13"><text:user-field-get text:name="py3o.empresa.cidade">Cidade</text:user-field-get>/<text:user-field-get text:name="py3o.empresa.uf">UF</text:user-field-get>, <text:user-field-get text:name="py3o.data_hoje">Data</text:user-field-get></text:p><text:p text:style-name="P12"/><text:p text:style-name="P12">___________________________________________________</text:p><text:p text:style-name="P11">Agência Brasileira Gestora de Fundos Garantidores e Garantias S.A. - <text:user-field-get text:name="py3o.empresa.nome">Empresa</text:user-field-get></text:p><text:p text:style-name="P11"><text:user-field-get text:name="py3o.empresa.cnpj">CNPJ</text:user-field-get></text:p></draw:text-box></draw:frame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10.8896in" fo:break-before="auto" fo:break-after="auto" table:align="left"/>
    </style:style>
    <style:style style:name="Table3.A" style:family="table-column">
      <style:table-column-properties style:column-width="0.5701in"/>
    </style:style>
    <style:style style:name="Table3.B" style:family="table-column">
      <style:table-column-properties style:column-width="1.0903in"/>
    </style:style>
    <style:style style:name="Table3.C" style:family="table-column">
      <style:table-column-properties style:column-width="1.6597in"/>
    </style:style>
    <style:style style:name="Table3.D" style:family="table-column">
      <style:table-column-properties style:column-width="1.3097in"/>
    </style:style>
    <style:style style:name="Table3.E" style:family="table-column">
      <style:table-column-properties style:column-width="0.6in"/>
    </style:style>
    <style:style style:name="Table3.F" style:family="table-column">
      <style:table-column-properties style:column-width="0.725in"/>
    </style:style>
    <style:style style:name="Table3.H" style:family="table-column">
      <style:table-column-properties style:column-width="0.75in"/>
    </style:style>
    <style:style style:name="Table3.J" style:family="table-column">
      <style:table-column-properties style:column-width="0.7597in"/>
    </style:style>
    <style:style style:name="Table3.K" style:family="table-column">
      <style:table-column-properties style:column-width="0.65in"/>
    </style:style>
    <style:style style:name="Table3.L" style:family="table-column">
      <style:table-column-properties style:column-width="0.7403in"/>
    </style:style>
    <style:style style:name="Table3.1" style:family="table-row">
      <style:table-row-properties style:min-row-height="0.8139in"/>
    </style:style>
    <style:style style:name="Table3.A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Text_20_body">
      <style:paragraph-properties fo:margin-top="0in" fo:margin-bottom="0.0402in" loext:contextual-spacing="false"/>
    </style:style>
    <style:style style:name="MP2" style:family="paragraph" style:parent-style-name="Text_20_body">
      <loext:graphic-properties draw:fill="none" draw:fill-color="#ffffff"/>
      <style:paragraph-properties fo:background-color="transparent"/>
      <style:text-properties style:font-name="FreeSerif" fo:font-size="8pt"/>
    </style:style>
    <style:style style:name="MP3" style:family="paragraph" style:parent-style-name="Text_20_body">
      <loext:graphic-properties draw:fill="none" draw:fill-color="#ffffff"/>
      <style:paragraph-properties fo:background-color="transparent"/>
    </style:style>
    <style:style style:name="MP4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MP5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MP6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MP7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MP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882d4" officeooo:paragraph-rsid="00d882d4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95b44" officeooo:paragraph-rsid="00d95b44" style:font-size-asian="10pt" style:font-weight-asian="bold" style:font-size-complex="10pt" style:font-weight-complex="bold"/>
    </style:style>
    <style:style style:name="MP10" style:family="paragraph" style:parent-style-name="Standard">
      <style:text-properties officeooo:paragraph-rsid="009f6c2f"/>
    </style:style>
    <style:style style:name="MP11" style:family="paragraph" style:parent-style-name="Footer">
      <style:text-properties officeooo:rsid="00b837fb" officeooo:paragraph-rsid="00b837fb"/>
    </style:style>
    <style:style style:name="MT1" style:family="text">
      <style:text-properties style:font-name="FreeSerif" fo:font-size="8pt" fo:font-weight="normal"/>
    </style:style>
    <style:style style:name="MT2" style:family="text">
      <style:text-properties style:font-name="FreeSerif" fo:font-size="8pt"/>
    </style:style>
    <style:style style:name="MT3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MT4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MT5" style:family="text">
      <style:text-properties officeooo:rsid="00d95b44"/>
    </style:style>
    <style:style style:name="Mfr1" style:family="graphic" style:parent-style-name="Frame">
      <style:graphic-properties fo:margin-left="0in" fo:margin-right="0in" fo:margin-top="0.0799in" fo:margin-bottom="0.0799in" style:protect="siz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 style:writing-mode="lr-tb" draw:textarea-vertical-align="middle">
        <style:columns fo:column-count="1" fo:column-gap="0in"/>
      </style:graphic-properties>
    </style:style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any_logo" text:name="py3o.company_logo"/>
        </text:user-field-decls>
        <text:p text:style-name="MP1"><text:a xlink:type="simple" xlink:href="py3o://if=%220%20==%201%22" text:style-name="Internet_20_link" text:visited-style-name="Visited_20_Internet_20_Link"><text:span text:style-name="MT1">if="0 == 1"</text:span></text:a></text:p>
        <text:p text:style-name="MP2">Este parágrafo não vai ser exibido, mas precisa existir para que o logo seja impresso corretamente</text:p>
        <text:p text:style-name="MP3"><text:user-field-get text:name="py3o.company_logo">company_logo</text:user-field-get></text:p>
        <text:p text:style-name="MP3"><text:a xlink:type="simple" xlink:href="py3o:///if" text:style-name="Internet_20_link" text:visited-style-name="Visited_20_Internet_20_Link"><text:span text:style-name="MT2">/if</text:span></text:a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 table:number-columns-repeated="2"/>
          <table:table-column table:style-name="Table3.H"/>
          <table:table-column table:style-name="Table3.D"/>
          <table:table-column table:style-name="Table3.J"/>
          <table:table-column table:style-name="Table3.K"/>
          <table:table-column table:style-name="Table3.L"/>
          <table:table-row table:style-name="Table3.1">
            <table:table-cell table:style-name="Table3.A1" table:number-columns-spanned="12" office:value-type="string">
              <text:p text:style-name="MP4"><draw:frame draw:style-name="Mfr1" draw:name="py3o.image(company_logo, 'png',  height=&quot;0.79 in&quot;, isb64=True)" text:anchor-type="paragraph" svg:x="-0.0201in" svg:width="1.8701in" draw:z-index="1"><draw:text-box fo:min-height="0.7902in"><text:p text:style-name="MP5"/></draw:text-box></draw:frame>Quadro de Horári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12" office:value-type="string">
              <text:p text:style-name="MP6">Empregador<text:span text:style-name="MT3"><text:tab/>: </text:span><text:span text:style-name="MT4">Agência Brasileira Gestora de Fundos Garantidores e Garantias S.A. - </text:span><text:span text:style-name="MT4"><text:user-field-get text:name="py3o.empresa.nome">Empresa</text:user-field-get></text:span><text:span text:style-name="MT4"><text:s/>/ CNPJ nº </text:span><text:span text:style-name="MT4"><text:user-field-get text:name="py3o.empresa.cnpj">CNPJ</text:user-field-get></text:span></text:p>
              <text:p text:style-name="MP7">Endereço<text:span text:style-name="MT3"><text:tab/>: </text:span><text:span text:style-name="MT3"><text:user-field-get text:name="py3o.empresa.rua">Rua</text:user-field-get></text:span><text:span text:style-name="MT3"><text:s/></text:span><text:span text:style-name="MT3"><text:user-field-get text:name="py3o.empresa.rua2">Rua2</text:user-field-get></text:span><text:span text:style-name="MT3"><text:s/></text:span><text:span text:style-name="MT3"><text:user-field-get text:name="py3o.empresa.zip">CEP</text:user-field-ge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.A3" office:value-type="string">
              <text:p text:style-name="MP8">Ordem</text:p>
            </table:table-cell>
            <table:table-cell table:style-name="Table3.A3" office:value-type="string">
              <text:p text:style-name="MP8">Matrícula</text:p>
            </table:table-cell>
            <table:table-cell table:style-name="Table3.A3" office:value-type="string">
              <text:p text:style-name="MP8">Nome do Trabalhador</text:p>
            </table:table-cell>
            <table:table-cell table:style-name="Table3.A3" office:value-type="string">
              <text:p text:style-name="MP8">Cargo</text:p>
            </table:table-cell>
            <table:table-cell table:style-name="Table3.A3" office:value-type="string">
              <text:p text:style-name="MP8">Lotação</text:p>
            </table:table-cell>
            <table:table-cell table:style-name="Table3.A3" office:value-type="string">
              <text:p text:style-name="MP8">CTPS <text:span text:style-name="MT5">Número</text:span></text:p>
            </table:table-cell>
            <table:table-cell table:style-name="Table3.A3" office:value-type="string">
              <text:p text:style-name="MP9">CTPS Série</text:p>
            </table:table-cell>
            <table:table-cell table:style-name="Table3.A3" office:value-type="string">
              <text:p text:style-name="MP8">Entrada</text:p>
            </table:table-cell>
            <table:table-cell table:style-name="Table3.A3" office:value-type="string">
              <text:p text:style-name="MP8">Intervalo</text:p>
            </table:table-cell>
            <table:table-cell table:style-name="Table3.A3" office:value-type="string">
              <text:p text:style-name="MP8">Saída</text:p>
            </table:table-cell>
            <table:table-cell table:style-name="Table3.A3" office:value-type="string">
              <text:p text:style-name="MP8">Descanso Semanal</text:p>
            </table:table-cell>
            <table:table-cell table:style-name="Table3.L3" office:value-type="string">
              <text:p text:style-name="MP8">Visto do Fiscal</text:p>
            </table:table-cell>
          </table:table-row>
        </table:table>
        <text:p text:style-name="MP10"/>
      </style:header>
      <style:footer>
        <text:p text:style-name="MP11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0:52.372736143</meta:creation-date>
    <meta:generator>LibreOffice/6.0.7.3$Linux_X86_64 LibreOffice_project/00m0$Build-3</meta:generator>
    <dc:date>2019-07-22T18:00:59.968021017</dc:date>
    <meta:editing-duration>PT8H15M56S</meta:editing-duration>
    <meta:editing-cycles>211</meta:editing-cycles>
    <meta:document-statistic meta:table-count="3" meta:image-count="0" meta:object-count="0" meta:page-count="1" meta:paragraph-count="38" meta:word-count="97" meta:character-count="687" meta:non-whitespace-character-count="618"/>
  </office:meta>
</office:document-meta>
</file>